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f825" officeooo:paragraph-rsid="000af825"/>
    </style:style>
    <style:style style:name="P2" style:family="paragraph" style:parent-style-name="Standard">
      <style:text-properties officeooo:rsid="000af825" officeooo:paragraph-rsid="0010e037"/>
    </style:style>
    <style:style style:name="P3" style:family="paragraph" style:parent-style-name="Standard">
      <style:text-properties officeooo:rsid="000f098b" officeooo:paragraph-rsid="000f098b"/>
    </style:style>
    <style:style style:name="P4" style:family="paragraph" style:parent-style-name="Standard">
      <style:text-properties officeooo:rsid="0010e037" officeooo:paragraph-rsid="0010e037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f825" style:font-size-asian="17.5pt" style:font-size-complex="20pt"/>
    </style:style>
    <style:style style:name="T3" style:family="text">
      <style:text-properties fo:font-size="20pt" officeooo:rsid="000c26c0" style:font-size-asian="17.5pt" style:font-size-complex="20pt"/>
    </style:style>
    <style:style style:name="T4" style:family="text">
      <style:text-properties fo:font-size="20pt" officeooo:rsid="000db74e" style:font-size-asian="17.5pt" style:font-size-complex="20pt"/>
    </style:style>
    <style:style style:name="T5" style:family="text">
      <style:text-properties fo:font-size="20pt" officeooo:rsid="0010e037" style:font-size-asian="17.5pt" style:font-size-complex="20pt"/>
    </style:style>
    <style:style style:name="T6" style:family="text">
      <style:text-properties fo:font-size="20pt" style:text-underline-style="solid" style:text-underline-width="auto" style:text-underline-color="font-color" style:font-size-asian="17.5pt" style:font-size-complex="20pt"/>
    </style:style>
    <style:style style:name="T7" style:family="text">
      <style:text-properties fo:font-size="20pt" style:text-underline-style="solid" style:text-underline-width="auto" style:text-underline-color="font-color" officeooo:rsid="000c26c0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2"/><text:span text:style-name="T2">Modelo lógico / modelo relacional / esquema do bd</text:span></text:p>
      <text:p text:style-name="Standard"><text:span text:style-name="T2"/></text:p>
      <text:p text:style-name="P1"><text:span text:style-name="T1"><text:s text:c="3"/>selecao(</text:span><text:span text:style-name="T6">codigo</text:span><text:span text:style-name="T1">, nome, pais, genero)</text:span></text:p>
      <text:p text:style-name="P1"><text:span text:style-name="T1"><text:s text:c="3"/>jogador(</text:span><text:span text:style-name="T6">codigo</text:span><text:span text:style-name="T1">, nome, data_nascimento, salario, time, posicao, </text:span><text:span text:style-name="T4">codigo_selecao</text:span><text:span text:style-name="T1">)</text:span></text:p>
      <text:p text:style-name="P1"><text:span text:style-name="T1"><text:s text:c="2"/>partida(</text:span><text:span text:style-name="T6">codigo</text:span><text:span text:style-name="T1">, nome, data, fase, valor_ingresso, quantidade_ingresso, </text:span><text:span text:style-name="T4">codigo_estadio, <text:s text:c="4"/>codigo_selecao_a, codigo_selecao_b</text:span><text:span text:style-name="T1">)</text:span></text:p>
      <text:p text:style-name="P1"><text:span text:style-name="T1"><text:s text:c="2"/>estadio(</text:span><text:span text:style-name="T7">codigo</text:span><text:span text:style-name="T3">, nome, capacidade_maxima, custo_construcao, data_fundacao</text:span><text:span text:style-name="T1">)</text:span></text:p>
      <text:p text:style-name="P1"><text:span text:style-name="T1"><text:s text:c="2"/>torcedor(</text:span><text:span text:style-name="T7">codigo</text:span><text:span text:style-name="T3">, nome, </text:span><text:span text:style-name="T4">data_nascimento, renda, genero, codigo_selecao</text:span><text:span text:style-name="T1">)</text:span></text:p>
      <text:p text:style-name="P3"><text:span text:style-name="T1"><text:s text:c="2"/>estadio_torcedor(</text:span><text:span text:style-name="T6">codigo_estadio, codigo_torcedor</text:span><text:span text:style-name="T1">, data)</text:span></text:p>
      <text:p text:style-name="P3"><text:span text:style-name="T1"/></text:p>
      <text:p text:style-name="P4"><text:span text:style-name="T1">codigo serial</text:span></text:p>
      <text:p text:style-name="P4"><text:span text:style-name="T1"/></text:p>
      <text:p text:style-name="P4"><text:span text:style-name="T1">nome, time, posicao, pais varchar</text:span></text:p>
      <text:p text:style-name="P4"><text:span text:style-name="T1">data_nascimento, data_fundacao é date </text:span></text:p>
      <text:p text:style-name="P4"><text:span text:style-name="T1">data_partida, data <text:s/>timestamp </text:span></text:p>
      <text:p text:style-name="P4"><text:span text:style-name="T2">salario, </text:span><text:span text:style-name="T1">renda, <text:s/></text:span><text:span text:style-name="T3">custo_construcao, <text:s/></text:span><text:span text:style-name="T2">valor_ingresso <text:s/></text:span><text:span text:style-name="T1">numeric</text:span></text:p>
      <text:p text:style-name="P2"><text:span text:style-name="T1">quantidade_ingresso, <text:s/></text:span><text:span text:style-name="T3">capacidade_maxima <text:s/></text:span><text:span text:style-name="T5">integer</text:span></text:p>
      <text:p text:style-name="P2"><text:span text:style-name="T5">genero <text:s text:c="2"/>enum (feminino, masculino, outros)</text:span></text:p>
      <text:p text:style-name="P4"><text:span text:style-name="T1">fase enum (grupo, oitavas, quartas, semi, final)</text:span></text:p>
      <text:p text:style-name="P4"><text:span text:style-name="T1"/></text:p>
      <text:p text:style-name="P4"><text:span text:style-name="T1">chaves estrangeiras são integer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10:15:05.757000000</meta:creation-date>
    <meta:generator>LibreOffice/7.4.3.2$Windows_X86_64 LibreOffice_project/1048a8393ae2eeec98dff31b5c133c5f1d08b890</meta:generator>
    <dc:date>2023-08-04T10:44:10.852000000</dc:date>
    <meta:editing-duration>PT29M3S</meta:editing-duration>
    <meta:editing-cycles>6</meta:editing-cycles>
    <meta:document-statistic meta:table-count="0" meta:image-count="0" meta:object-count="0" meta:page-count="1" meta:paragraph-count="16" meta:word-count="81" meta:character-count="845" meta:non-whitespace-character-count="750"/>
  </office:meta>
</office:document-meta>
</file>